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6b67" officeooo:paragraph-rsid="00156b67"/>
    </style:style>
    <style:style style:name="P2" style:family="paragraph" style:parent-style-name="Heading_20_2">
      <style:text-properties officeooo:rsid="0015b9c5" officeooo:paragraph-rsid="0015b9c5"/>
    </style:style>
    <style:style style:name="P3" style:family="paragraph" style:parent-style-name="Standard">
      <style:text-properties officeooo:rsid="0015b9c5" officeooo:paragraph-rsid="0015b9c5"/>
    </style:style>
    <style:style style:name="P4" style:family="paragraph" style:parent-style-name="Standard" style:list-style-name="L1">
      <style:text-properties officeooo:paragraph-rsid="0015b9c5"/>
    </style:style>
    <style:style style:name="P5" style:family="paragraph" style:parent-style-name="Standard" style:list-style-name="L1">
      <style:text-properties officeooo:rsid="0015b9c5" officeooo:paragraph-rsid="0015b9c5"/>
    </style:style>
    <style:style style:name="P6" style:family="paragraph" style:parent-style-name="Standard">
      <style:paragraph-properties fo:line-height="150%"/>
      <style:text-properties style:font-name="Liberation Serif" fo:font-size="18pt" fo:font-weight="bold" officeooo:rsid="0015b9c5" officeooo:paragraph-rsid="001714fe" style:font-name-asian="NSimSun1" style:font-size-asian="18pt" style:font-weight-asian="bold" style:font-name-complex="Lucida Sans1" style:font-size-complex="18pt" style:font-weight-complex="bold"/>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text-properties officeooo:rsid="001714fe" officeooo:paragraph-rsid="001714fe"/>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text-properties officeooo:paragraph-rsid="001876ef"/>
    </style:style>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8">
      <style:text-properties officeooo:paragraph-rsid="0019ef66"/>
    </style:style>
    <style:style style:name="P27" style:family="paragraph" style:parent-style-name="Text_20_body" style:list-style-name="L18">
      <style:text-properties officeooo:paragraph-rsid="0021bb84"/>
    </style:style>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8">
      <style:paragraph-properties fo:margin-top="0in" fo:margin-bottom="0in" style:contextual-spacing="false"/>
    </style:style>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2">
      <style:paragraph-properties fo:margin-top="0in" fo:margin-bottom="0in" style:contextual-spacing="false"/>
    </style:style>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list-style-name="L40"/>
    <style:style style:name="P52" style:family="paragraph" style:parent-style-name="Text_20_body" style:list-style-name="L41"/>
    <style:style style:name="P53" style:family="paragraph" style:parent-style-name="Text_20_body" style:list-style-name="L41">
      <style:paragraph-properties fo:margin-top="0in" fo:margin-bottom="0in" style:contextual-spacing="false"/>
    </style:style>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4"/>
    <style:style style:name="P57" style:family="paragraph" style:parent-style-name="Text_20_body" style:list-style-name="L45"/>
    <style:style style:name="P58" style:family="paragraph" style:parent-style-name="Text_20_body" style:list-style-name="L46"/>
    <style:style style:name="P59" style:family="paragraph" style:parent-style-name="Text_20_body" style:list-style-name="L47"/>
    <style:style style:name="P60" style:family="paragraph" style:parent-style-name="Text_20_body" style:list-style-name="L48"/>
    <style:style style:name="T1" style:family="text">
      <style:text-properties officeooo:rsid="00156b67"/>
    </style:style>
    <style:style style:name="T2" style:family="text">
      <style:text-properties officeooo:rsid="0015b9c5"/>
    </style:style>
    <style:style style:name="T3" style:family="text">
      <style:text-properties officeooo:rsid="001714fe"/>
    </style:style>
    <style:style style:name="T4" style:family="text">
      <style:text-properties officeooo:rsid="001876ef"/>
    </style:style>
    <style:style style:name="T5" style:family="text">
      <style:text-properties officeooo:rsid="0018c89a"/>
    </style:style>
    <style:style style:name="T6" style:family="text">
      <style:text-properties officeooo:rsid="0019ef66"/>
    </style:style>
    <style:style style:name="T7" style:family="text">
      <style:text-properties officeooo:rsid="001b3eab"/>
    </style:style>
    <style:style style:name="T8" style:family="text">
      <style:text-properties officeooo:rsid="0022b1d5"/>
    </style:style>
    <style:style style:name="T9" style:family="text">
      <style:text-properties officeooo:rsid="00240f0d"/>
    </style:style>
    <style:style style:name="T10" style:family="text">
      <style:text-properties officeooo:rsid="002500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Project Structure</text:h>
      <text:list text:style-name="L2">
        <text:list-item>
          <text:p text:style-name="P8"><text:span text:style-name="Strong_20_Emphasis">data_processing.py</text:span>: Loads and processes raw data, including population, birth rates, and nutritional information.</text:p>
        </text:list-item>
        <text:list-item>
          <text:p text:style-name="P8"><text:span text:style-name="Strong_20_Emphasis">nutrient_calculations.py</text:span>: Contains calculations for daily nutrient needs based on age, gender, and specific conditions like pregnancy or breastfeeding.</text:p>
        </text:list-item>
        <text:list-item>
          <text:p text:style-name="P7"><text:span text:style-name="Strong_20_Emphasis"><text:span text:style-name="T10">s</text:span></text:span><text:span text:style-name="Strong_20_Emphasis">treamlit_app.py</text:span>: The main application script. It provides a user interface for selecting a country and year to see daily nutrient needs and an optimized meal plan.</text:p>
        </text:list-item>
      </text:list>
      <text:p text:style-name="P3"/>
      <text:p text:style-name="P3"/>
      <text:p text:style-name="P6">DETAILED PORTFOLIO</text:p>
      <text:list xml:id="list1060136074" text:style-name="L3">
        <text:list-item>
          <text:p text:style-name="P10"><text:span text:style-name="Strong_20_Emphasis">Importing the Required Library</text:span>: The <text:span text:style-name="Source_20_Text">pandas</text:span> library is imported as <text:span text:style-name="Source_20_Text">pd</text:span>, providing access to powerful data handling functions.</text:p>
        </text:list-item>
        <text:list-item>
          <text:p text:style-name="P9"><text:span text:style-name="Strong_20_Emphasis">Defining Data Sources</text:span>: Two URLs are defined, each linking to separate CSV files containing population forecast data for females and males by single age. <text:span text:style-name="T3">Datasets have been download</text:span><text:span text:style-name="T8">ed </text:span><text:span text:style-name="T3">from the UN’s Department of </text:span><text:a xlink:type="simple" xlink:href="https://population.un.org/wpp/Download/" text:style-name="Internet_20_link" text:visited-style-name="Visited_20_Internet_20_Link"><text:span text:style-name="T3">Economic and Social Affairs’ Population Division</text:span></text:a><text:span text:style-name="T3">. I used the median values of the probabilistic projections for Population by single year ages for </text:span><text:a xlink:type="simple" xlink:href="https://population.un.org/wpp/Download/Files/2_Indicators%20(Probabilistic)/EXCEL_FILES/2_Population/UN_PPP2024_Output_PopulationBySingleAge_Male.xlsx" text:style-name="Internet_20_link" text:visited-style-name="Visited_20_Internet_20_Link"><text:span text:style-name="T3">male</text:span></text:a><text:span text:style-name="T3"> and </text:span><text:a xlink:type="simple" xlink:href="https://population.un.org/wpp/Download/Files/2_Indicators%20(Probabilistic)/EXCEL_FILES/2_Population/UN_PPP2024_Output_PopulationBySingleAge_Female.xlsx" text:style-name="Internet_20_link" text:visited-style-name="Visited_20_Internet_20_Link"><text:span text:style-name="T3">female</text:span></text:a><text:span text:style-name="T3">. This granularity was necessary because, </text:span><text:span text:style-name="T6">average</text:span><text:span text:style-name="T3"> recommended micro nutrient intake is dependent on a person’s age, gender whether they are pregnant or breastfeeding. The csv files are cleaned versions of the original. </text:span></text:p>
        </text:list-item>
        <text:list-item>
          <text:p text:style-name="P9"><text:span text:style-name="Strong_20_Emphasis">Loading the Data</text:span>: The <text:span text:style-name="Source_20_Text">pd.read_csv()</text:span> function is used to load each CSV file from the URLs into individual DataFrames: <text:span text:style-name="Source_20_Text">df_female</text:span> for the female population data and <text:span text:style-name="Source_20_Text">df_male</text:span> for the male population data.</text:p>
        </text:list-item>
        <text:list-item>
          <text:p text:style-name="P9"><text:span text:style-name="Strong_20_Emphasis">Adding a Gender Identifier</text:span>: A new column, <text:span text:style-name="Source_20_Text">Gender</text:span>, is added to each DataFrame to clearly indicate the gender associated with each row. This step is essential for distinguishing between male and female data after merging.</text:p>
        </text:list-item>
        <text:list-item>
          <text:p text:style-name="P9"><text:span text:style-name="Strong_20_Emphasis">Merging the DataFrames</text:span>: Using <text:span text:style-name="Source_20_Text">pd.concat()</text:span>, the two DataFrames are combined into a single DataFrame, <text:span text:style-name="Source_20_Text">df_merged</text:span>. The <text:span text:style-name="Source_20_Text">ignore_index=True</text:span> parameter re-indexes the resulting DataFrame to maintain a consistent index, as the original indices from <text:span text:style-name="Source_20_Text">df_female</text:span> and <text:span text:style-name="Source_20_Text">df_male</text:span> are no longer relevant.</text:p>
        </text:list-item>
        <text:list-item>
          <text:p text:style-name="P9"><text:span text:style-name="Strong_20_Emphasis">Displaying the Merged DataFrame</text:span>: The <text:span text:style-name="Source_20_Text">head()</text:span> method is applied to <text:span text:style-name="Source_20_Text">df_merged</text:span> to display the first few rows, providing a quick overview of the merged data's structure, including columns for gender, population forecasts, and other details from the original datasets.</text:p>
        </text:list-item>
        <text:list-item>
          <text:p text:style-name="P10"><text:span text:style-name="Strong_20_Emphasis">Loading the Birth Rate Data</text:span>: The birth rate data is loaded from an online CSV file into a DataFrame using <text:span text:style-name="Source_20_Text">pd.read_csv()</text:span>. To avoid potential <text:span text:style-name="Source_20_Text">DtypeWarning</text:span> errors related to mixed data types, the <text:span text:style-name="Source_20_Text">low_memory=False</text:span> argument is specified. This option helps in loading large datasets without type-related interruptions.</text:p>
        </text:list-item>
        <text:list-item text:style-override="L4">
          <text:p text:style-name="P11"><text:soft-page-break/><text:span text:style-name="Strong_20_Emphasis">Data Type Conversion</text:span>: To ensure the birth rate columns are fully numeric and usable for calculations, all columns (except for <text:span text:style-name="Source_20_Text">Year</text:span> and <text:span text:style-name="Source_20_Text">Region, subregion, country or area</text:span>) are converted to numeric using <text:span text:style-name="Source_20_Text">pd.to_numeric()</text:span>. The <text:span text:style-name="Source_20_Text">errors='coerce'</text:span> argument is used to handle any non-numeric entries by converting them to <text:span text:style-name="Source_20_Text">NaN</text:span>, facilitating cleaner data for analysis.</text:p>
        </text:list-item>
        <text:list-item text:style-override="L5">
          <text:p text:style-name="P12"><text:span text:style-name="Strong_20_Emphasis">Handling Missing Values</text:span>: After converting to numeric, rows with missing values in any birth rate columns are dropped. This operation removes incomplete data, ensuring that further calculations on birth rates are accurate and reliable.</text:p>
        </text:list-item>
        <text:list-item text:style-override="L6">
          <text:p text:style-name="P13"><text:span text:style-name="Strong_20_Emphasis">Merging Population and Birth Rate Data</text:span>: The cleaned birth rate DataFrame is merged with the previously loaded population data (<text:span text:style-name="Source_20_Text">df_female</text:span>) based on the columns <text:span text:style-name="Source_20_Text">Year</text:span> and <text:span text:style-name="Source_20_Text">Region, subregion, country or area</text:span>. <text:span text:style-name="T3">Here the dataset used is the median values of the Age Specific Fertily Rate by single age found </text:span><text:a xlink:type="simple" xlink:href="https://population.un.org/wpp/Download/Files/2_Indicators%20(Probabilistic)/EXCEL_FILES/3_Fertility/UN_PPP2024_Output_ASFR.xlsx" text:style-name="Internet_20_link" text:visited-style-name="Visited_20_Internet_20_Link"><text:span text:style-name="T3">here</text:span></text:a><text:span text:style-name="T3">. This dataset was the most comprehensive showing birth rates per a 1000 women between the ages of 10 and 54. </text:span>The <text:span text:style-name="Source_20_Text">suffixes</text:span> parameter is used to resolve any conflicting column names, ensuring clear distinctions between the two datasets. This inner join retains only rows with matching entries in both datasets, promoting consistency in the merged data.</text:p>
        </text:list-item>
        <text:list-item text:style-override="L7">
          <text:p text:style-name="P14"><text:span text:style-name="Strong_20_Emphasis">Calculating Births by Age Group</text:span>: For each age group from 10 to 54, a new column is created to represent the number of births by multiplying the population count by the birth rate for that age. This calculation iterates over each age, storing the result in columns named <text:span text:style-name="Source_20_Text">Births_&lt;age&gt;</text:span> (e.g., <text:span text:style-name="Source_20_Text">Births_10</text:span> for age 10). These columns give insights into the specific birth numbers for each age group.</text:p>
        </text:list-item>
        <text:list-item text:style-override="L8">
          <text:p text:style-name="P15"><text:span text:style-name="Strong_20_Emphasis">Calculating Total Births</text:span>: To determine the overall number of births per row, the code sums all <text:span text:style-name="Source_20_Text">Births_&lt;age&gt;</text:span> columns, generating a new column named <text:span text:style-name="Source_20_Text">Total_Births</text:span>. This provides a comprehensive view of total births across all age groups, summarizing the data for further analysis.</text:p>
        </text:list-item>
        <text:list-item>
          <text:p text:style-name="P10"><text:span text:style-name="Strong_20_Emphasis">Calculating the Number of Pregnant Women by Age Group</text:span>: Using dictionary comprehension, a new column is created for each age from 10 to 54 to represent the number of pregnant women. Each column, named <text:span text:style-name="Source_20_Text">Pregnant_&lt;age&gt;</text:span>, is assigned the corresponding value from the <text:span text:style-name="Source_20_Text">Births_&lt;age&gt;</text:span> columns in <text:span text:style-name="Source_20_Text">merged_df</text:span>, which represent birth counts for that age group. These columns provide estimates of pregnancy counts based on birth rates for each single age group.</text:p>
        </text:list-item>
        <text:list-item text:style-override="L9">
          <text:p text:style-name="P16"><text:span text:style-name="Strong_20_Emphasis">Extrapolating Pregnant Women for Age 9</text:span>: As birth data <text:span text:style-name="T3">unfortunately</text:span> starts at age 10, the code estimates the number of pregnancies for age 9 by using the birth rate for age 10. This is stored in a new column named <text:span text:style-name="Source_20_Text">Pregnant_9</text:span>, ensuring data continuity for younger ages.</text:p>
        </text:list-item>
        <text:list-item text:style-override="L10">
          <text:p text:style-name="P17"><text:span text:style-name="Strong_20_Emphasis">Calculating the Number of Breastfeeding Women by Age Group</text:span>: A separate dictionary comprehension is used to estimate breastfeeding women by age group. For each age from 12 to 56, breastfeeding counts are calculated as the sum of births from two years prior and one year prior (e.g., <text:span text:style-name="Source_20_Text">Breastfeeding_12</text:span> = <text:span text:style-name="Source_20_Text">Births_10</text:span> + <text:span text:style-name="Source_20_Text">Births_11</text:span>). This calculation assumes that women may breastfeed for around two years postpartum.</text:p>
        </text:list-item>
        <text:list-item text:style-override="L11">
          <text:p text:style-name="P18"><text:soft-page-break/><text:span text:style-name="Strong_20_Emphasis">Handling Special Cases for Ages 10 and 11</text:span>: Special cases are handled for ages 10 and 11 since there are no previous age data available. <text:span text:style-name="Source_20_Text">Breastfeeding_10</text:span> is assigned the same value as <text:span text:style-name="Source_20_Text">Births_10</text:span>, while <text:span text:style-name="Source_20_Text">Breastfeeding_11</text:span> is calculated as the sum of <text:span text:style-name="Source_20_Text">Births_10</text:span> and <text:span text:style-name="Source_20_Text">Births_11</text:span>. These additions ensure that breastfeeding estimates begin consistently, even for the youngest age groups in the dataset.</text:p>
        </text:list-item>
        <text:list-item text:style-override="L12">
          <text:p text:style-name="P19"><text:span text:style-name="Strong_20_Emphasis">Calculating Breastfeeding for Age 56</text:span>: A unique calculation is applied for age 56, defined as the difference between <text:span text:style-name="Source_20_Text">Breastfeeding_55</text:span> and <text:span text:style-name="Source_20_Text">Births_53</text:span>. This approach adjusts for any drop in breastfeeding prevalence in this age group.</text:p>
        </text:list-item>
        <text:list-item text:style-override="L13">
          <text:p text:style-name="P20"><text:span text:style-name="Strong_20_Emphasis">Creating a New DataFrame for Pregnancy and Breastfeeding Data</text:span>: The newly calculated pregnancy and breastfeeding columns are stored in a dictionary (<text:span text:style-name="Source_20_Text">new_cols</text:span>). These columns are then converted into a new DataFrame, <text:span text:style-name="Source_20_Text">new_df</text:span>, specifically for pregnancy and breastfeeding data.</text:p>
        </text:list-item>
        <text:list-item text:style-override="L14">
          <text:p text:style-name="P21"><text:span text:style-name="Strong_20_Emphasis">Concatenating the New DataFrame with the Original DataFrame</text:span>: The new DataFrame is concatenated with the original <text:span text:style-name="Source_20_Text">merged_df</text:span> along the column axis, integrating the pregnancy and breastfeeding estimates into the main dataset. This expanded DataFrame now includes all demographic, birth, pregnancy, and breastfeeding data.</text:p>
        </text:list-item>
        <text:list-item>
          <text:p text:style-name="P10"><text:span text:style-name="Strong_20_Emphasis">Subtracting Pregnant Women from the Population Counts</text:span>: A dictionary (<text:span text:style-name="Source_20_Text">pregnant_columns</text:span>) is created to map each pregnancy-related column (<text:span text:style-name="Source_20_Text">Pregnant_&lt;age&gt;</text:span>) to the corresponding age group. For each age group from 9 to 52, the code iterates through this dictionary and subtracts the value in each <text:span text:style-name="Source_20_Text">Pregnant_&lt;age&gt;</text:span> column from the population count in that age group. The adjustment is made by dividing each pregnancy count by 1,000, <text:span text:style-name="T4">beacuse</text:span> the pregnancy data is per 1,000 women. This correction avoids double-counting pregnant women in the general female population, providing more accurate estimates for non-pregnant women’s nutritional needs.</text:p>
        </text:list-item>
        <text:list-item text:style-override="L15">
          <text:p text:style-name="P22"><text:span text:style-name="Strong_20_Emphasis">Subtracting Breastfeeding Women from the Population Counts</text:span>: A similar dictionary (<text:span text:style-name="Source_20_Text">breastfeeding_columns</text:span>) is used to map each breastfeeding-related column (<text:span text:style-name="Source_20_Text">Breastfeeding_&lt;age&gt;</text:span>) to the corresponding age group. For each age group from 10 to 56, the code iterates through this dictionary, subtracting the number of breastfeeding women (divided by 1,000) from the overall population count in each age group. This adjustment ensures that the population count for each age group reflects only women who are not breastfeeding, refining the dataset for nutritional analysis.</text:p>
        </text:list-item>
        <text:list-item text:style-override="L15">
          <text:p text:style-name="P22"><text:span text:style-name="Strong_20_Emphasis"><text:span text:style-name="T3">Rounding the DataFrame Values</text:span></text:span><text:span text:style-name="T3">: The </text:span><text:span text:style-name="Source_20_Text"><text:span text:style-name="T3">merged_df</text:span></text:span><text:span text:style-name="T3"> DataFrame is rounded to 10 decimal places using the </text:span><text:span text:style-name="Source_20_Text"><text:span text:style-name="T3">round()</text:span></text:span><text:span text:style-name="T3"> function, creating </text:span><text:span text:style-name="Source_20_Text"><text:span text:style-name="T3">rounded_df</text:span></text:span><text:span text:style-name="T3">. This level of precision helps standardize the values across columns, which may be essential for statistical accuracy or alignment with other datasets.</text:span></text:p>
        </text:list-item>
      </text:list>
      <text:list text:style-name="L16">
        <text:list-item>
          <text:p text:style-name="P23"><text:span text:style-name="Strong_20_Emphasis">Creating a Copy for Scaling</text:span>: A copy of the <text:span text:style-name="Source_20_Text">rounded_df</text:span> DataFrame is made and stored as <text:span text:style-name="Source_20_Text">scaled_df</text:span>. Creating a copy ensures that the original rounded data remains unchanged, while <text:soft-page-break/>scaling is applied only to the relevant columns in the copy. This approach is useful if there’s a need to reference the unscaled, rounded data later on.</text:p>
        </text:list-item>
      </text:list>
      <text:list text:style-name="L17">
        <text:list-item>
          <text:p text:style-name="P24"><text:span text:style-name="Strong_20_Emphasis">Defining Columns to Scale</text:span>: A list comprehension is used to define the columns that need to be scaled, including all columns representing pregnant women (<text:span text:style-name="Source_20_Text">Pregnant_&lt;age&gt;</text:span> for ages 9 to 52) and breastfeeding women (<text:span text:style-name="Source_20_Text">Breastfeeding_&lt;age&gt;</text:span> for ages 11 to 55). This selection targets only the columns that represent specific counts related to women’s nutritional or demographic characteristics.</text:p>
        </text:list-item>
      </text:list>
      <text:list xml:id="list4275302047" text:style-name="L18">
        <text:list-item>
          <text:p text:style-name="P25"><text:span text:style-name="Strong_20_Emphasis">Applying Scaling to Selected Columns</text:span>: Each column in <text:span text:style-name="Source_20_Text">columns_to_scale</text:span> is scaled by dividing the values by 1,000. This step is necessary to ensure consistency, as the rest of the data in the DataFrame is already divided by 1,000. By scaling these columns, we maintain uniform units across the dataset, allowing for accurate analysis and interpretation. The scaled values are directly updated in <text:span text:style-name="Source_20_Text">scaled_df</text:span>. </text:p>
        </text:list-item>
        <text:list-item>
          <text:p text:style-name="P25"><text:span text:style-name="Strong_20_Emphasis">Defining Columns to Save and Drop</text:span>: A list named <text:span text:style-name="Source_20_Text">columns_to_save</text:span> is created, containing the names of columns to be saved separately and then removed from the main DataFrame. These columns represent specific age groups and corresponding birth counts that are set aside for independent use.</text:p>
        </text:list-item>
      </text:list>
      <text:list text:style-name="L19">
        <text:list-item>
          <text:p text:style-name="P28"><text:span text:style-name="Strong_20_Emphasis">Creating a New DataFrame for Saved Columns</text:span>: The columns listed in <text:span text:style-name="Source_20_Text">columns_to_save</text:span> are extracted from <text:span text:style-name="Source_20_Text">scaled_df</text:span> and stored in a new DataFrame called <text:span text:style-name="Source_20_Text">saved_data</text:span>. By using <text:span text:style-name="Source_20_Text">.copy()</text:span>, this step ensures that any further modifications to <text:span text:style-name="Source_20_Text">scaled_df</text:span> will not affect <text:span text:style-name="Source_20_Text">saved_data</text:span>. This extraction preserves the specified columns for later use or separate analysis.</text:p>
        </text:list-item>
      </text:list>
      <text:list text:style-name="L20">
        <text:list-item>
          <text:p text:style-name="P29"><text:span text:style-name="Strong_20_Emphasis">Dropping Columns from the Original DataFrame</text:span>: The specified columns are removed from <text:span text:style-name="Source_20_Text">scaled_df</text:span> using the <text:span text:style-name="Source_20_Text">drop()</text:span> method with <text:span text:style-name="Source_20_Text">axis=1</text:span> to indicate column-wise removal. The <text:span text:style-name="Source_20_Text">inplace=True</text:span> parameter ensures that <text:span text:style-name="Source_20_Text">scaled_df</text:span> is modified directly, eliminating the need to assign the result back to the original DataFrame.</text:p>
        </text:list-item>
      </text:list>
      <text:list text:style-name="L21">
        <text:list-item>
          <text:p text:style-name="P30"><text:span text:style-name="Strong_20_Emphasis">Verifying Column Removal</text:span>: To confirm that the columns have been successfully removed, the code prints the remaining columns in <text:span text:style-name="Source_20_Text">scaled_df</text:span>. This check provides reassurance that only the intended columns have been dropped, and <text:span text:style-name="Source_20_Text">scaled_df</text:span> now contains only the desired data.</text:p>
        </text:list-item>
      </text:list>
      <text:list text:style-name="L22">
        <text:list-item>
          <text:p text:style-name="P31"><text:span text:style-name="Strong_20_Emphasis">Verifying Saved Data</text:span>: The code also prints the column names in <text:span text:style-name="Source_20_Text">saved_data</text:span> to ensure that all intended columns were correctly copied before removal. This step confirms that <text:span text:style-name="Source_20_Text">saved_data</text:span> retains the dropped columns for later analysis or export.</text:p>
        </text:list-item>
      </text:list>
      <text:list xml:id="list180142280862601" text:continue-list="list4275302047" text:style-name="L18">
        <text:list-item>
          <text:p text:style-name="P25"><text:span text:style-name="Strong_20_Emphasis">Defining Merge Keys</text:span>: The list <text:span text:style-name="Source_20_Text">merge_keys</text:span> is created to specify the common columns that will be used as the basis for merging. Here, the merge keys include <text:span text:style-name="Source_20_Text">'Region, subregion, country or area'</text:span> and <text:span text:style-name="Source_20_Text">'Year'</text:span>, which likely represent unique identifiers for each record. Adjusting these keys according to actual column names ensures that the merge operation aligns rows accurately.</text:p>
        </text:list-item>
      </text:list>
      <text:list text:style-name="L23">
        <text:list-item>
          <text:p text:style-name="P32"><text:soft-page-break/><text:span text:style-name="Strong_20_Emphasis">Performing the Merge</text:span>: An inner merge is executed between <text:span text:style-name="Source_20_Text">scaled_df</text:span> (assumed to contain female population data) and <text:span text:style-name="Source_20_Text">df_male</text:span> (containing male population data) using <text:span text:style-name="Source_20_Text">pd.merge()</text:span>. The <text:span text:style-name="Source_20_Text">on=merge_keys</text:span> parameter ensures that rows are matched based on the common identifiers, while <text:span text:style-name="Source_20_Text">suffixes=('_female', '_male')</text:span> differentiates similarly named columns from each DataFrame. This operation results in a new DataFrame, <text:span text:style-name="Source_20_Text">merged_data</text:span>, containing columns for both female and male data for each matched region and year.</text:p>
        </text:list-item>
      </text:list>
      <text:list text:style-name="L24">
        <text:list-item>
          <text:p text:style-name="P33"><text:span text:style-name="Strong_20_Emphasis">Dropping Redundant Columns</text:span>: After the merge, <text:span text:style-name="Source_20_Text">Gender_female</text:span> and <text:span text:style-name="Source_20_Text">Gender_male</text:span> columns are removed from <text:span text:style-name="Source_20_Text">merged_data</text:span> using <text:span text:style-name="Source_20_Text">drop()</text:span>. Since the gender designation is implied by the <text:span text:style-name="Source_20_Text">_female</text:span> and <text:span text:style-name="Source_20_Text">_male</text:span> suffixes applied during merging, these columns become redundant and can be safely excluded to reduce clutter.</text:p>
        </text:list-item>
      </text:list>
      <text:list text:style-name="L25">
        <text:list-item>
          <text:p text:style-name="P34"><text:span text:style-name="Strong_20_Emphasis">Verifying the Final Column List</text:span>: To confirm the structure of the resulting DataFrame, the code outputs the complete list of column names in <text:span text:style-name="Source_20_Text">merged_data</text:span> using <text:span text:style-name="Source_20_Text">columns.tolist()</text:span>. This verification step provides a clear view of the merged DataFrame’s columns, ensuring that it includes all necessary data without duplicates or unnecessary fields.</text:p>
        </text:list-item>
      </text:list>
      <text:list xml:id="list180140658447640" text:continue-list="list180142280862601" text:style-name="L18">
        <text:list-item>
          <text:p text:style-name="P25"><text:span text:style-name="Strong_20_Emphasis">Loading the Nutritional Data</text:span>: Using <text:span text:style-name="Source_20_Text">pd.read_csv()</text:span>, the CSV file located at <text:span text:style-name="Source_20_Text">url_nutritional</text:span> is loaded into a new DataFrame called <text:span text:style-name="Source_20_Text">nutritional_df</text:span>. <text:span text:style-name="T5">Here the National Institutes of Health’s average daily recommended micronutrient intake amounts were compiled into a csv file.</text:span></text:p>
        </text:list-item>
        <text:list-item>
          <text:p text:style-name="P26"><text:span text:style-name="Strong_20_Emphasis">Defining Age Group Mappings</text:span>: The <text:span text:style-name="Source_20_Text">age_groups</text:span> dictionary is created to map specific age ranges to corresponding column names for each demographic group: male, female, pregnant, and breastfeeding. Age groups were created in a way that minimizes the size of the DataFrame while retaining detailed, granular information. This approach allows the dataset to remain compact without losing the specificity needed f<text:span text:style-name="T6">or different age groups</text:span>. For example, under the <text:span text:style-name="Source_20_Text">Male</text:span> key, age group '1-3' maps to columns <text:span text:style-name="Source_20_Text">1_male</text:span>, <text:span text:style-name="Source_20_Text">2_male</text:span>, and <text:span text:style-name="Source_20_Text">3_male</text:span>. This mapping organizes age ranges in a way that aligns with typical demographic analysis categories, providing a clear framework for aggregation.</text:p>
        </text:list-item>
      </text:list>
      <text:list text:style-name="L26">
        <text:list-item>
          <text:p text:style-name="P35"><text:span text:style-name="Strong_20_Emphasis">Creating a List of Columns to Retain</text:span>: <text:span text:style-name="Source_20_Text">columns_to_keep</text:span> is initialized with general columns that should remain in the final DataFrame, such as <text:span text:style-name="Source_20_Text">'Region, subregion, country or area'</text:span>, <text:span text:style-name="Source_20_Text">'Year'</text:span>, and <text:span text:style-name="Source_20_Text">'Total_Births'</text:span>. Additional aggregated age group columns will be appended to this list as they are created.</text:p>
        </text:list-item>
      </text:list>
      <text:list text:style-name="L27">
        <text:list-item>
          <text:p text:style-name="P36"><text:span text:style-name="Strong_20_Emphasis">Looping Through Age Group Mappings to Aggregate Columns</text:span>: The code iterates over each category in <text:span text:style-name="Source_20_Text">age_groups</text:span> (Male, Female, Pregnant, Breastfeeding) and, within each category, over each age group. For each age group:</text:p>
        </text:list-item>
      </text:list>
      <text:list text:style-name="L28">
        <text:list-item>
          <text:p text:style-name="P38"><text:span text:style-name="Strong_20_Emphasis">Filtering for Existing Columns</text:span>: Only the columns that exist in <text:span text:style-name="Source_20_Text">merged_data</text:span> are selected from the list to ensure compatibility.</text:p>
        </text:list-item>
        <text:list-item>
          <text:p text:style-name="P38"><text:span text:style-name="Strong_20_Emphasis">Aggregating Columns</text:span>: The <text:span text:style-name="Source_20_Text">sum()</text:span> function is applied across the relevant columns in each age group, and the result is stored in a new column in <text:span text:style-name="Source_20_Text">merged_data</text:span>, named by the age range and category (e.g., <text:span text:style-name="Source_20_Text">1-3_Male</text:span>).</text:p>
        </text:list-item>
        <text:list-item>
          <text:p text:style-name="P38"><text:soft-page-break/><text:span text:style-name="Strong_20_Emphasis">Appending to Columns to Keep</text:span>: The new aggregated column is added to <text:span text:style-name="Source_20_Text">columns_to_keep</text:span> to retain it in the final output.</text:p>
        </text:list-item>
        <text:list-item>
          <text:p text:style-name="P37"><text:span text:style-name="Strong_20_Emphasis">Dropping Individual Age Columns</text:span>: The original, detailed columns for each age group are dropped from <text:span text:style-name="Source_20_Text">merged_data</text:span> after aggregation to streamline the DataFrame.</text:p>
        </text:list-item>
      </text:list>
      <text:list text:style-name="L29">
        <text:list-item>
          <text:p text:style-name="P39"><text:span text:style-name="Strong_20_Emphasis">Filtering the DataFrame to Keep Only the Desired Columns</text:span>: After all aggregations, the DataFrame is filtered to retain only the columns listed in <text:span text:style-name="Source_20_Text">columns_to_keep</text:span>. This results in <text:span text:style-name="Source_20_Text">merged_data_filtered</text:span>, which includes the aggregated age group columns, demographic categories, and general columns such as <text:span text:style-name="Source_20_Text">Region, subregion, country or area</text:span>, <text:span text:style-name="Source_20_Text">Year</text:span>, and <text:span text:style-name="Source_20_Text">Total_Births</text:span>.</text:p>
        </text:list-item>
      </text:list>
      <text:list text:style-name="L30">
        <text:list-item>
          <text:p text:style-name="P40"><text:span text:style-name="Strong_20_Emphasis">Displaying the Final Data</text:span>: The <text:span text:style-name="Source_20_Text">head()</text:span> function is used to print the first few rows of <text:span text:style-name="Source_20_Text">merged_data_filtered</text:span>, allowing for a quick inspection to verify that the new aggregated columns have been created as intended and that the structure matches the simplified, grouped format.</text:p>
        </text:list-item>
      </text:list>
      <text:list xml:id="list180142447741178" text:continue-list="list180140658447640" text:style-name="L18">
        <text:list-item>
          <text:p text:style-name="P25"><text:span text:style-name="Strong_20_Emphasis">Initializing a Results Dictionary</text:span>: A dictionary named <text:span text:style-name="Source_20_Text">result_dict</text:span> is created to store the calculated nutrient requirements. This dictionary initially contains basic information such as <text:span text:style-name="Source_20_Text">Region, subregion, country or area</text:span> and <text:span text:style-name="Source_20_Text">Year</text:span> from <text:span text:style-name="Source_20_Text">merged_data_filtered</text:span>.</text:p>
        </text:list-item>
        <text:list-item text:style-override="L31">
          <text:p text:style-name="P41"><text:span text:style-name="Strong_20_Emphasis">Defining a Function to Add Nutrient Data</text:span>: The <text:span text:style-name="Source_20_Text">add_nutrient_data</text:span> function takes in parameters for <text:span text:style-name="Source_20_Text">age_group</text:span>, <text:span text:style-name="Source_20_Text">gender</text:span>, and an optional <text:span text:style-name="Source_20_Text">condition</text:span> (such as "Pregnant" or "Breastfeeding"). Within the function:</text:p>
        </text:list-item>
        <text:list-item text:style-override="L32">
          <text:p text:style-name="P43">The <text:span text:style-name="Source_20_Text">nutritional_df</text:span> DataFrame is filtered to select the nutrient requirements that match the specified age group and gender. If a condition is provided, it filters further based on this condition.</text:p>
        </text:list-item>
        <text:list-item text:style-override="L32">
          <text:p text:style-name="P43">For cases where there is no specific condition (e.g., for general female or male data), it includes entries where the <text:span text:style-name="Source_20_Text">Breastfeeding/Pregnant</text:span> column is either null or marked as "No."</text:p>
        </text:list-item>
        <text:list-item text:style-override="L32">
          <text:p text:style-name="P42">If matching nutrient data is found, the function iterates over each nutrient, retrieves its daily requirement, and calculates the total requirement based on the population counts for that age group and condition. This result is stored in <text:span text:style-name="Source_20_Text">result_dict</text:span> with a unique column name (<text:span text:style-name="Source_20_Text">&lt;age_group&gt;_&lt;condition&gt;_&lt;nutrient&gt;</text:span> for specific conditions or <text:span text:style-name="Source_20_Text">&lt;age_group&gt;_&lt;gender&gt;</text:span> for general cases).</text:p>
        </text:list-item>
        <text:list-item text:style-override="L33">
          <text:p text:style-name="P44"><text:span text:style-name="Strong_20_Emphasis">Extracting Age Groups from Merged Data</text:span>: The code automatically identifies age groups for females and males by examining column names in <text:span text:style-name="Source_20_Text">merged_data_filtered</text:span>. This extraction ensures that the function processes only the age groups present in the data.</text:p>
        </text:list-item>
        <text:list-item text:style-override="L34">
          <text:p text:style-name="P45"><text:span text:style-name="Strong_20_Emphasis">Calculating Nutrient Requirements for All Age Groups and Genders</text:span>: Using loops, the code iterates over each female and male age group. For each age group, <text:span text:style-name="Source_20_Text">add_nutrient_data</text:span> is called, which processes and calculates the nutrient needs based on population counts and nutrient requirements.</text:p>
        </text:list-item>
        <text:list-item text:style-override="L35">
          <text:p text:style-name="P46"><text:soft-page-break/><text:span text:style-name="Strong_20_Emphasis">Calculating Nutrient Requirements for Special Conditions</text:span>: The code also handles age groups associated with pregnancy and breastfeeding conditions. For each special age group (e.g., <text:span text:style-name="Source_20_Text">9-19</text:span> and <text:span text:style-name="Source_20_Text">20-56</text:span>) and condition (<text:span text:style-name="Source_20_Text">Pregnant</text:span> or <text:span text:style-name="Source_20_Text">Breastfeeding</text:span>), the function <text:span text:style-name="Source_20_Text">add_nutrient_data</text:span> is invoked to calculate nutrient requirements specifically for pregnant or breastfeeding women. <text:span text:style-name="T7">These two age groups are set up because the National Institutes of Health recommended average nutrient intakes for teen mothers are different to adult mothers. The same is true for pregnant women and girls.</text:span></text:p>
        </text:list-item>
        <text:list-item text:style-override="L36">
          <text:p text:style-name="P47"><text:span text:style-name="Strong_20_Emphasis">Creating the Result DataFrame</text:span>: After all nutrient requirements are calculated, a new DataFrame <text:span text:style-name="Source_20_Text">result_df</text:span> is created from <text:span text:style-name="Source_20_Text">result_dict</text:span>. This DataFrame contains nutrient requirements for each demographic group, organized by region, year, age group, gender, and condition.</text:p>
        </text:list-item>
        <text:list-item text:style-override="L37">
          <text:p text:style-name="P48"><text:span text:style-name="Strong_20_Emphasis">Verifying Column Headers</text:span>: The final column headers in <text:span text:style-name="Source_20_Text">result_df</text:span> are printed to confirm that the DataFrame structure aligns with the expected output, containing calculated nutrient requirements for each relevant age group and condition.</text:p>
        </text:list-item>
        <text:list-item>
          <text:p text:style-name="P25"><text:span text:style-name="Strong_20_Emphasis">Casting the Region Column to String</text:span>: The <text:span text:style-name="Source_20_Text">Region, subregion, country or area</text:span> column in <text:span text:style-name="Source_20_Text">result_df</text:span> is explicitly cast to a string using <text:span text:style-name="Source_20_Text">.astype(str)</text:span> to ensure that it remains as text. This step prevents any issues where numerical regions might be inadvertently interpreted as numeric data. Separate variables, <text:span text:style-name="Source_20_Text">region_column</text:span> and <text:span text:style-name="Source_20_Text">year_column</text:span>, are created to store the <text:span text:style-name="Source_20_Text">Region, subregion, country or area</text:span> and <text:span text:style-name="Source_20_Text">Year</text:span> columns, which will be reinserted later.</text:p>
        </text:list-item>
        <text:list-item text:style-override="L38">
          <text:p text:style-name="P49"><text:span text:style-name="Strong_20_Emphasis">Converting Nutrient Columns to Numeric</text:span>: A new DataFrame, <text:span text:style-name="Source_20_Text">result_df_numeric</text:span>, is created by dropping the region and year columns from <text:span text:style-name="Source_20_Text">result_df</text:span> and applying <text:span text:style-name="Source_20_Text">pd.to_numeric()</text:span> to the remaining columns. The <text:span text:style-name="Source_20_Text">errors='coerce'</text:span> parameter converts non-numeric values to <text:span text:style-name="Source_20_Text">NaN</text:span>, which is then replaced with 0 using <text:span text:style-name="Source_20_Text">.fillna(0)</text:span>. This step ensures that all nutrient columns are numeric, making them ready for summation without affecting non-numeric columns.</text:p>
        </text:list-item>
        <text:list-item text:style-override="L39">
          <text:p text:style-name="P50"><text:span text:style-name="Strong_20_Emphasis">Initializing a Dictionary for Cumulative Nutrient Sums</text:span>: An empty dictionary, <text:span text:style-name="Source_20_Text">vitamin_mineral_sums</text:span>, is created to store the summed values for each nutrient across different age groups and conditions.</text:p>
        </text:list-item>
        <text:list-item text:style-override="L40">
          <text:p text:style-name="P51"><text:span text:style-name="Strong_20_Emphasis">Looping Over Nutrient Columns for Summation</text:span>: The code iterates over each column in <text:span text:style-name="Source_20_Text">result_df_numeric</text:span>. For each column:</text:p>
        </text:list-item>
        <text:list-item text:style-override="L41">
          <text:p text:style-name="P53">The nutrient name is extracted by splitting the column name at underscores and taking only the last part (e.g., converting <text:span text:style-name="Source_20_Text">9-19_Female_VitaminA</text:span> to <text:span text:style-name="Source_20_Text">VitaminA</text:span>).</text:p>
        </text:list-item>
        <text:list-item text:style-override="L41">
          <text:p text:style-name="P52">The nutrient values are then added together. If the nutrient is encountered for the first time, it is initialized in <text:span text:style-name="Source_20_Text">vitamin_mineral_sums</text:span>; otherwise, the values are accumulated.</text:p>
        </text:list-item>
        <text:list-item text:style-override="L42">
          <text:p text:style-name="P54"><text:span text:style-name="Strong_20_Emphasis">Converting the Nutrient Sums Dictionary to a DataFrame</text:span>: The dictionary <text:span text:style-name="Source_20_Text">vitamin_mineral_sums</text:span> is converted into a new DataFrame, <text:span text:style-name="Source_20_Text">result_sum_df</text:span>, with the <text:soft-page-break/>same index as <text:span text:style-name="Source_20_Text">result_df</text:span>. This DataFrame now contains the cumulative nutrient values across age groups and conditions for each region and year.</text:p>
        </text:list-item>
        <text:list-item text:style-override="L43">
          <text:p text:style-name="P55"><text:span text:style-name="Strong_20_Emphasis">Inserting Region and Year Columns</text:span>: The region and year columns, stored previously as <text:span text:style-name="Source_20_Text">region_column</text:span> and <text:span text:style-name="Source_20_Text">year_column</text:span>, are reinserted at the beginning of <text:span text:style-name="Source_20_Text">result_sum_df</text:span> to ensure that region and year information is preserved as the primary identifiers.</text:p>
        </text:list-item>
        <text:list-item text:style-override="L44">
          <text:p text:style-name="P56"><text:span text:style-name="Strong_20_Emphasis">Displaying the Final DataFrame</text:span>: The <text:span text:style-name="Source_20_Text">print(result_sum_df)</text:span> statement is used to display the first few rows of the final DataFrame, allowing for verification of the structure and contents of <text:span text:style-name="Source_20_Text">result_sum_df</text:span>.</text:p>
        </text:list-item>
        <text:list-item>
          <text:p text:style-name="P25"><text:span text:style-name="Strong_20_Emphasis">Defining the Column Mapping</text:span>: A dictionary named <text:span text:style-name="Source_20_Text">column_mapping</text:span> is created to define the new names for each nutrient column. Each key in the dictionary represents the original column name (e.g., <text:span text:style-name="Source_20_Text">'Vitamin A'</text:span>), and the corresponding value is the new, standardized name (e.g., <text:span text:style-name="Source_20_Text">'Vitamin A (RAE, mcg)'</text:span>). This mapping provides full nutrient descriptions, including measurement units and specific forms where applicable.</text:p>
        </text:list-item>
        <text:list-item text:style-override="L45">
          <text:p text:style-name="P57"><text:span text:style-name="Strong_20_Emphasis">Selecting Columns to Retain</text:span>: The list <text:span text:style-name="Source_20_Text">columns_to_keep</text:span> is defined to specify the columns that should remain in the final DataFrame. This list includes the primary identifiers (<text:span text:style-name="Source_20_Text">'Region, subregion, country or area'</text:span> and <text:span text:style-name="Source_20_Text">'Year'</text:span>) and the original nutrient column names from <text:span text:style-name="Source_20_Text">column_mapping</text:span>. By creating this list, the code ensures that only relevant columns are retained for renaming.</text:p>
        </text:list-item>
        <text:list-item text:style-override="L46">
          <text:p text:style-name="P58"><text:span text:style-name="Strong_20_Emphasis">Filtering the DataFrame</text:span>: Using <text:span text:style-name="Source_20_Text">columns_to_keep</text:span>, the DataFrame <text:span text:style-name="Source_20_Text">result_sum_df</text:span> is filtered to create <text:span text:style-name="Source_20_Text">result_sum_adj_df</text:span>, which contains only the columns needed for analysis. This reduces the DataFrame’s size by removing any columns not specified in <text:span text:style-name="Source_20_Text">columns_to_keep</text:span>, streamlining the data for easier handling.</text:p>
        </text:list-item>
        <text:list-item text:style-override="L47">
          <text:p text:style-name="P59"><text:span text:style-name="Strong_20_Emphasis">Renaming Columns</text:span>: The <text:span text:style-name="Source_20_Text">rename()</text:span> function is applied to <text:span text:style-name="Source_20_Text">result_sum_adj_df</text:span> with <text:span text:style-name="Source_20_Text">column_mapping</text:span> to replace the original column names with the standardized names. This renaming step directly modifies the nutrient columns, aligning them with the defined naming conventions.</text:p>
        </text:list-item>
        <text:list-item text:style-override="L48">
          <text:p text:style-name="P60"><text:span text:style-name="Strong_20_Emphasis">Displaying the Adjusted DataFrame</text:span>: Finally, the <text:span text:style-name="Source_20_Text">head()</text:span> method displays the first few rows of <text:span text:style-name="Source_20_Text">result_sum_adj_df</text:span>, allowing verification of the new column names and ensuring that the adjustments have been applied correctly.</text:p>
        </text:list-item>
        <text:list-item>
          <text:p text:style-name="P25"><text:span text:style-name="Strong_20_Emphasis">Saving the DataFrame</text:span>: The <text:span text:style-name="Source_20_Text">to_csv()</text:span> function is used to export <text:span text:style-name="Source_20_Text">result_sum_adj_df</text:span> to a CSV file named <text:span text:style-name="Source_20_Text">'result_sum_adj_df.csv'</text:span>. Setting <text:span text:style-name="Source_20_Text">index=False</text:span> excludes the DataFrame’s index from the output file, ensuring that only the columns are saved, making the CSV file cleaner and more suitable for analysis in other software. </text:p>
        </text:list-item>
        <text:list-item>
          <text:p text:style-name="P27"><text:span text:style-name="Strong_20_Emphasis">Importing Essential Libraries:</text:span> The code begins by importing essential libraries: streamlit for creating the interactive web app, pandas for handling data manipulation, and numpy for numerical calculations.</text:p>
        </text:list-item>
        <text:list-item>
          <text:p text:style-name="P27"><text:soft-page-break/><text:span text:style-name="Strong_20_Emphasis">Loading Data:</text:span> Data is loaded from three CSV files: nutrient_needs_df holds the previously calculated nutrient requirements by country and year, food_data_df contains nutritional information for various foods organized by type, and population_df provides population data by region, which will allow for scaling nutrient requirements to a national level.</text:p>
        </text:list-item>
        <text:list-item>
          <text:p text:style-name="P27"><text:span text:style-name="Strong_20_Emphasis">Setting Up the App Title:</text:span> The app title is set using st.title, labeled as "National Nutrient-Based Meal Planner," giving users a clear idea of the app’s purpose. A country dropdown is created with selectbox, listing all unique countries in nutrient_needs_df, and another dropdown is created for selecting a year. These inputs are used to filter nutrient_needs_df for the specific country and year, producing a DataFrame (filtered_needs) that contains only the relevant nutrient needs for the selected country and year.</text:p>
        </text:list-item>
        <text:list-item>
          <text:p text:style-name="P27"><text:span text:style-name="Strong_20_Emphasis">Retrieving Population Data:</text:span> Next, the population for the chosen country and year is retrieved from population_df. If data is missing for the selected year, the app defaults to a population of 1 to avoid calculation errors. Using this population value, per capita daily nutrient needs are calculated by dividing each nutrient value in filtered_needs by the population, resulting in a new DataFrame (daily_needs_per_citizen) that represents nutrient needs on an individual basis.</text:p>
        </text:list-item>
        <text:list-item>
          <text:p text:style-name="P27"><text:span text:style-name="Strong_20_Emphasis">Displaying Nutrient Requirements:</text:span> To help users understand the nutrient requirements, st.write displays the total nutrient needs for the entire country, and then displays the per capita daily nutrient needs. A dictionary defines calorie limits for each food group (e.g., dairy, grains, fruits), setting realistic daily intake caps for each group in grams. Additionally, two variables are set: max_foods to cap the number of unique foods in a meal plan at 30, and max_attempts to limit meal planning attempts to 50.</text:p>
        </text:list-item>
        <text:list-item>
          <text:p text:style-name="P27"><text:span text:style-name="Strong_20_Emphasis">Cleaning Nutrient Values:</text:span> The clean_nutrient_value function is defined to format nutrient values consistently, removing any extra characters and converting values to floats. If conversion fails, it defaults to 0.0. This function ensures nutrient values are consistently processed. The calculate_percentage_met function calculates the percentage of nutrient needs fulfilled by a given meal plan, comparing total nutrient values to required amounts.</text:p>
        </text:list-item>
        <text:list-item>
          <text:p text:style-name="P27"><text:span text:style-name="Strong_20_Emphasis">Generating Optimized Meal Plan:</text:span> The main function, generate_optimized_meal_plan, is then defined to create and evaluate meal plans based on selected foods. It initializes tracking variables for the best meal plan, coverage scores, and stores each attempt’s results. Within this function, a helper function called add_food_item_to_plan is defined to add a food item to the meal plan, add its nutrients to the total, and track food type grams for the selected food item.</text:p>
        </text:list-item>
        <text:list-item>
          <text:p text:style-name="P27"><text:span text:style-name="Strong_20_Emphasis">Selecting Food Items:</text:span> The loop to select food items iterates over each food type and randomly selects a food item within the calorie limits. Each item is added in 50-gram increments until the limit for that food type is reached. This step ensures a balanced, diverse meal plan composition. After each iteration, the nutrient fulfillment for each nutrient is calculated, and an average fulfillment score is stored to compare each meal plan’s success.</text:p>
        </text:list-item>
        <text:list-item>
          <text:p text:style-name="P27"><text:span text:style-name="Strong_20_Emphasis">Saving Meal Plan Attempts:</text:span> The code saves each meal plan attempt’s details, including the food items, nutrient totals, and nutrient fulfillment percentages, for comparison later. After all iterations, the code identifies the iteration with the highest average nutrient fulfillment score as <text:soft-page-break/>the “best-fit” meal plan. If no iteration meets the criteria, it selects the iteration with the highest fulfillment score.</text:p>
        </text:list-item>
        <text:list-item>
          <text:p text:style-name="P27"><text:span text:style-name="Strong_20_Emphasis">Creating Final Scaled Plan:</text:span> Using this best-fit meal plan, final_scaled_plan is created by scaling each food item’s weight to meet the total population’s nutrient requirements. This scaling is done by adjusting each food item’s grams in the best-fit plan proportionally to the total population, converting them to kilograms.</text:p>
        </text:list-item>
        <text:list-item>
          <text:p text:style-name="P27"><text:span text:style-name="Strong_20_Emphasis">Output Sections:</text:span> The app provides comprehensive output sections. The “Iterations Summary” displays each meal plan attempt, showing the meal plan details (grams per type), total nutrient values, and nutrient fulfillment percentages for each nutrient. This transparency helps users understand how each iteration performed. Next, the best-fit meal plan details are displayed, including the optimal combination of food items, the total nutrients provided, and the percentage of nutrient needs fulfilled.</text:p>
        </text:list-item>
        <text:list-item>
          <text:p text:style-name="P27"><text:span text:style-name="Strong_20_Emphasis">Presenting Final Scaled Meal Plan:</text:span> The app then presents the final scaled meal plan, showing quantities in kilograms for each food type, scaled to meet the entire population’s needs. Nutrient totals are calculated for the scaled meal plan, comparing these totals to the national nutrient requirements to determine the overall nutrient fulfillment for the country.</text:p>
        </text:list-item>
        <text:list-item>
          <text:p text:style-name="P27"><text:span text:style-name="Strong_20_Emphasis">Generating Meal Plan:</text:span> Finally, a button labeled “Generate Country-Scale Meal Plan” allows users to trigger the generation of a nutrient-based meal plan. When clicked, the generate_optimized_meal_plan function runs, and the app displays the results interactively, allowing users to see a comprehensive view of meal plan iterations, the optimal meal plan, and the scaled-up version for the entire population.</text:p>
        </text:list-item>
        <text:list-item>
          <text:p text:style-name="P27"><text:span text:style-name="Strong_20_Emphasis">Detailed Breakdown:</text:span> This detailed breakdown covers each aspect of the code, explaining how data is loaded, processed, and used to generate optimized, scaled meal plans that meet nutrient requirements for a selected country and year. The app structure ensures both interactive and data-driven insights for users.</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6T13:12:19.847000000</meta:creation-date>
    <meta:generator>LibreOffice/7.5.4.2$Windows_X86_64 LibreOffice_project/36ccfdc35048b057fd9854c757a8b67ec53977b6</meta:generator>
    <dc:date>2024-11-12T18:01:40.358000000</dc:date>
    <meta:editing-duration>P5DT4H54M1S</meta:editing-duration>
    <meta:editing-cycles>14</meta:editing-cycles>
    <meta:document-statistic meta:table-count="0" meta:image-count="0" meta:object-count="0" meta:page-count="10" meta:paragraph-count="88" meta:word-count="4180" meta:character-count="27811" meta:non-whitespace-character-count="23802"/>
  </office:meta>
</office:document-meta>
</file>